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laimanLipi" svg:font-family="SolaimanLipi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7.23mm"/>
    </style:style>
    <style:style style:name="co2" style:family="table-column">
      <style:table-column-properties fo:break-before="auto" style:column-width="25.68mm"/>
    </style:style>
    <style:style style:name="co3" style:family="table-column">
      <style:table-column-properties fo:break-before="auto" style:column-width="19.42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39.3mm"/>
    </style:style>
    <style:style style:name="co6" style:family="table-column">
      <style:table-column-properties fo:break-before="auto" style:column-width="10.42mm"/>
    </style:style>
    <style:style style:name="co7" style:family="table-column">
      <style:table-column-properties fo:break-before="auto" style:column-width="18.33mm"/>
    </style:style>
    <style:style style:name="co8" style:family="table-column">
      <style:table-column-properties fo:break-before="auto" style:column-width="21.04mm"/>
    </style:style>
    <style:style style:name="co9" style:family="table-column">
      <style:table-column-properties fo:break-before="auto" style:column-width="21.33mm"/>
    </style:style>
    <style:style style:name="co10" style:family="table-column">
      <style:table-column-properties fo:break-before="auto" style:column-width="26.23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37.9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SolaimanLipi" style:font-name-complex="SolaimanLipi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ost2temp" table:style-name="ta1">
        <office:forms form:automatic-focus="false" form:apply-design-mode="false"/>
        <table:shapes>
          <draw:frame draw:z-index="0" draw:style-name="gr1" draw:text-style-name="P1" svg:width="187.54mm" svg:height="90.04mm" svg:x="307.64mm" svg:y="96.69mm">
            <loext:p/>
            <draw:object draw:notify-on-update-of-ranges="post2temp.L10:post2temp.L19 post2temp.M10:post2temp.M1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number-columns-repeated="1012" table:default-cell-style-name="ce1"/>
        <table:table-row table:style-name="ro1">
          <table:table-cell office:value-type="string" calcext:value-type="string">
            <text:p>namecall</text:p>
          </table:table-cell>
          <table:table-cell office:value-type="string" calcext:value-type="string">
            <text:p>Com.namecall</text:p>
          </table:table-cell>
          <table:table-cell office:value-type="string" calcext:value-type="string">
            <text:p>communal</text:p>
          </table:table-cell>
          <table:table-cell office:value-type="string" calcext:value-type="string">
            <text:p>bod.harm</text:p>
          </table:table-cell>
          <table:table-cell office:value-type="string" calcext:value-type="string">
            <text:p>hack/slaughter/behead</text:p>
          </table:table-cell>
          <table:table-cell office:value-type="string" calcext:value-type="string">
            <text:p>exile</text:p>
          </table:table-cell>
          <table:table-cell office:value-type="string" calcext:value-type="string">
            <text:p>Death-fire</text:p>
          </table:table-cell>
          <table:table-cell office:value-type="string" calcext:value-type="string">
            <text:p>Death-hang</text:p>
          </table:table-cell>
          <table:table-cell office:value-type="string" calcext:value-type="string">
            <text:p>Death-other</text:p>
          </table:table-cell>
          <table:table-cell office:value-type="string" calcext:value-type="string">
            <text:p>arrest/sue/ban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  <table:table-cell office:value-type="string" calcext:value-type="string">
            <text:p>ইন্ডিয়াতে নির্বাসন</text:p>
          </table:table-cell>
          <table:table-cell table:formula="of:=COUNTIFS([.F2:.F752]; &quot;=1&quot;)" office:value-type="float" office:value="28" calcext:value-type="float">
            <text:p>28</text:p>
          </table:table-cell>
          <table:table-cell table:number-columns-repeated="1011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  <table:table-cell office:value-type="string" calcext:value-type="string">
            <text:p>গালি</text:p>
          </table:table-cell>
          <table:table-cell table:formula="of:=COUNTIFS([.A2:.A752]; &quot;=1&quot;)" office:value-type="float" office:value="124" calcext:value-type="float">
            <text:p>124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সাম্প্রদায়িক গালি</text:p>
          </table:table-cell>
          <table:table-cell table:formula="of:=COUNTIFS([.B2:.B752]; &quot;=1&quot;)" office:value-type="float" office:value="79" calcext:value-type="float">
            <text:p>79</text:p>
          </table:table-cell>
          <table:table-cell table:number-columns-repeated="1011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  <table:table-cell office:value-type="string" calcext:value-type="string">
            <text:p>সাম্প্রদায়িক মন্তব্য</text:p>
          </table:table-cell>
          <table:table-cell table:formula="of:=COUNTIFS([.C2:.C752]; &quot;=1&quot;)" office:value-type="float" office:value="25" calcext:value-type="float">
            <text:p>25</text:p>
          </table:table-cell>
          <table:table-cell/>
          <table:table-cell table:formula="of:=[.M15]+[.M16]+[.M17]+[.M18]" office:value-type="float" office:value="90" calcext:value-type="float">
            <text:p>90</text:p>
          </table:table-cell>
          <table:table-cell table:number-columns-repeated="1009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  <table:table-cell office:value-type="string" calcext:value-type="string">
            <text:p>শারীরিক হামলা</text:p>
          </table:table-cell>
          <table:table-cell table:formula="of:=COUNTIFS([.D2:.D752]; &quot;=1&quot;)" office:value-type="float" office:value="69" calcext:value-type="float">
            <text:p>69</text:p>
          </table:table-cell>
          <table:table-cell table:number-columns-repeated="1011"/>
        </table:table-row>
        <table:table-row table:style-name="ro2">
          <table:table-cell table:number-columns-repeated="10" office:value-type="float" office:value="0" calcext:value-type="float">
            <text:p>0</text:p>
          </table:table-cell>
          <table:table-cell/>
          <table:table-cell office:value-type="string" calcext:value-type="string">
            <text:p>কোপানো, জবাই</text:p>
          </table:table-cell>
          <table:table-cell table:formula="of:=COUNTIFS([.E2:.E752]; &quot;=1&quot;)" office:value-type="float" office:value="17" calcext:value-type="float">
            <text:p>17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পুড়িয়ে মারা</text:p>
          </table:table-cell>
          <table:table-cell table:formula="of:=COUNTIFS([.G2:.G752]; &quot;=1&quot;)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ফাঁসি</text:p>
          </table:table-cell>
          <table:table-cell table:formula="of:=COUNTIFS([.H2:.H752]; &quot;=1&quot;)" office:value-type="float" office:value="42" calcext:value-type="float">
            <text:p>42</text:p>
          </table:table-cell>
          <table:table-cell table:number-columns-repeated="1011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string" calcext:value-type="string">
            <text:p>অন্যান্য উপায়ে মৃত্যু/খুন</text:p>
          </table:table-cell>
          <table:table-cell table:formula="of:=COUNTIFS([.I2:.I752]; &quot;=1&quot;)" office:value-type="float" office:value="27" calcext:value-type="float">
            <text:p>27</text:p>
          </table:table-cell>
          <table:table-cell table:number-columns-repeated="1011"/>
        </table:table-row>
        <table:table-row table:style-name="ro2">
          <table:table-cell table:number-columns-repeated="10" office:value-type="float" office:value="0" calcext:value-type="float">
            <text:p>0</text:p>
          </table:table-cell>
          <table:table-cell/>
          <table:table-cell office:value-type="string" calcext:value-type="string">
            <text:p>গ্রেফতার/মামলা/পত্রিকা বন্ধ</text:p>
          </table:table-cell>
          <table:table-cell table:formula="of:=COUNTIFS([.J2:.J752]; &quot;=1&quot;)" office:value-type="float" office:value="63" calcext:value-type="float">
            <text:p>63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10478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laimanLipi" svg:font-family="SolaimanLipi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27">00/00/0000</text:date>, <text:time style:data-style-name="N2" text:time-value="12:15:18.0536201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27T12:15:23.185820512</dc:date>
    <meta:editing-duration>PT13H15S</meta:editing-duration>
    <meta:editing-cycles>3</meta:editing-cycles>
    <meta:generator>LibreOffice/5.4.2.2$Linux_X86_64 LibreOffice_project/40m0$Build-2</meta:generator>
    <meta:document-statistic meta:table-count="1" meta:cell-count="754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family="'Noto Serif Bengali'" style:font-style-name="Regular" style:font-family-generic="roman" fo:font-size="12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="gradient" draw:fill-color="#004586" draw:fill-gradient-name="Tango_20_Blue" draw:gradient-step-count="0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755cm" svg:height="9.005cm" xlink:href=".." xlink:type="simple" chart:class="chart:bar" chart:style-name="ch1">
        <chart:plot-area chart:style-name="ch2" table:cell-range-address="post2temp.L10:post2temp.M19" chart:data-source-has-labels="column" svg:x="0.375cm" svg:y="0.18cm" svg:width="18.005cm" svg:height="8.645cm">
          <chartooo:coordinate-region svg:x="2.743cm" svg:y="0.829cm" svg:width="14.088cm" svg:height="7.996cm"/>
          <chart:axis chart:dimension="x" chart:name="primary-x" chart:style-name="ch3" chartooo:axis-type="auto">
            <chartooo:date-scale/>
            <chart:categories table:cell-range-address="post2temp.L10:post2temp.L19"/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post2temp.M10:post2temp.M19" chart:class="chart:bar">
            <chart:data-point chart:style-name="ch8" chart:repeated="2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ইন্ডিয়াতে নির্বাসন</text:p>
                <draw:g>
                  <svg:desc>post2temp.L10:post2temp.L19</svg:desc>
                </draw:g>
              </table:table-cell>
              <table:table-cell office:value-type="float" office:value="28">
                <text:p>28</text:p>
                <draw:g>
                  <svg:desc>post2temp.M10:post2temp.M19</svg:desc>
                </draw:g>
              </table:table-cell>
            </table:table-row>
            <table:table-row>
              <table:table-cell office:value-type="string">
                <text:p>গালি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সাম্প্রদায়িক গালি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সাম্প্রদায়িক মন্তব্য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শারীরিক হামলা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কোপানো, জবাই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পুড়িয়ে মারা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ফাঁসি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অন্যান্য উপায়ে মৃত্যু/খুন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গ্রেফতার/মামলা/পত্রিকা বন্ধ</text:p>
              </table:table-cell>
              <table:table-cell office:value-type="float" office:value="63">
                <text:p>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Blue" draw:display-name="Tango Blue" draw:style="linear" draw:start-color="#729fcf" draw:end-color="#204a87" draw:start-intensity="100%" draw:end-intensity="100%" draw:angle="300" draw:border="0%"/>
  </office:styles>
</office:document-styles>
</file>